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60E90F8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e6ff00" draw:textarea-horizontal-align="center" draw:textarea-vertical-align="middle"/>
    </style:style>
    <style:style style:name="gr6" style:family="graphic" style:parent-style-name="standard">
      <style:graphic-properties draw:fill="solid" draw:fill-color="#94bd5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213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draw:fill="solid" draw:fill-color="#eb613d"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draw:textarea-horizontal-align="left" draw:auto-grow-height="true" draw:auto-grow-width="true" fo:min-height="0.377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85cm" fo:min-width="0cm"/>
    </style:style>
    <style:style style:name="pr1" style:family="presentation" style:parent-style-name="original-title">
      <style:graphic-properties draw:auto-grow-height="true" fo:min-height="3.507cm"/>
    </style:style>
    <style:style style:name="pr2" style:family="presentation" style:parent-style-name="original-subtitle">
      <style:graphic-properties draw:fill-color="#ffffff" draw:auto-grow-height="true" fo:min-height="13.23cm"/>
    </style:style>
    <style:style style:name="pr3" style:family="presentation" style:parent-style-name="original-notes">
      <style:graphic-properties draw:fill-color="#ffffff" draw:auto-grow-height="true" fo:min-height="11.41cm"/>
    </style:style>
    <style:style style:name="pr4" style:family="presentation" style:parent-style-name="original-outline1">
      <style:graphic-properties fo:min-height="12.979cm"/>
    </style:style>
    <style:style style:name="pr5" style:family="presentation" style:parent-style-name="original-outline1">
      <style:graphic-properties draw:auto-grow-height="true" fo:min-height="13.23cm"/>
    </style:style>
    <style:style style:name="pr6" style:family="presentation" style:parent-style-name="original-title">
      <style:graphic-properties fo:min-height="3.256cm"/>
    </style:style>
    <style:style style:name="pr7" style:family="presentation" style:parent-style-name="original-notes">
      <style:graphic-properties draw:fill-color="#ffffff" fo:min-height="11.159cm"/>
    </style:style>
    <style:style style:name="P1" style:family="paragraph">
      <style:paragraph-properties fo:text-align="center"/>
    </style:style>
    <style:style style:name="P2" style:family="paragraph">
      <style:paragraph-properties fo:text-align="center"/>
      <style:text-properties style:font-size-asian="18pt"/>
    </style:style>
    <style:style style:name="P3" style:family="paragraph">
      <style:paragraph-properties fo:text-align="center"/>
      <style:text-properties fo:font-size="18pt"/>
    </style:style>
    <style:style style:name="P4" style:family="paragraph">
      <style:text-properties style:font-size-asian="18pt"/>
    </style:style>
    <style:style style:name="P5" style:family="paragraph">
      <style:text-properties style:font-size-asian="24pt"/>
    </style:style>
    <style:style style:name="T1" style:family="text">
      <style:text-properties style:font-size-asian="18pt"/>
    </style:style>
    <style:style style:name="T2" style:family="text">
      <style:text-properties fo:font-size="1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iginal" presentation:presentation-page-layout-name="AL1T0">
        <office:forms form:automatic-focus="false" form:apply-design-mode="false"/>
        <draw:frame presentation:style-name="pr1" draw:layer="layout" svg:width="23.911cm" svg:height="3.507cm" svg:x="2.058cm" svg:y="1.543cm" presentation:class="title">
          <draw:text-box>
            <text:p>仮想マシン</text:p>
          </draw:text-box>
        </draw:frame>
        <draw:frame presentation:style-name="pr2" draw:layer="layout" svg:width="23.911cm" svg:height="13.23cm" svg:x="2.058cm" svg:y="5.838cm" presentation:class="subtitle">
          <draw:text-box>
            <text:p>齋藤</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original" presentation:presentation-page-layout-name="AL2T1">
        <office:forms form:automatic-focus="false" form:apply-design-mode="false"/>
        <draw:frame presentation:style-name="pr1" draw:layer="layout" svg:width="23.911cm" svg:height="3.507cm" svg:x="2.058cm" svg:y="1.543cm" presentation:class="title">
          <draw:text-box>
            <text:p>仮想マシンとは何か</text:p>
          </draw:text-box>
        </draw:frame>
        <draw:frame presentation:style-name="pr4" draw:layer="layout" svg:width="23.911cm" svg:height="12.979cm" svg:x="2.058cm" svg:y="5.838cm" presentation:class="outline">
          <draw:text-box>
            <text:list text:style-name="L3">
              <text:list-item>
                <text:p>ハードウェアの動作をソフトウェアで再現したもの</text:p>
              </text:list-item>
              <text:list-item>
                <text:p>エミュレータとも言う</text:p>
              </text:list-item>
              <text:list-item>
                <text:p>英語だとVirtual Machine</text:p>
              </text:list-item>
            </text:list>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41cm" svg:x="3.249cm" svg:y="14.13cm" presentation:class="notes" presentation:placeholder="true">
            <draw:text-box/>
          </draw:frame>
        </presentation:notes>
      </draw:page>
      <draw:page draw:name="page3" draw:style-name="dp1" draw:master-page-name="original" presentation:presentation-page-layout-name="AL2T1">
        <office:forms form:automatic-focus="false" form:apply-design-mode="false"/>
        <draw:frame presentation:style-name="pr1" draw:layer="layout" svg:width="23.911cm" svg:height="3.507cm" svg:x="2.058cm" svg:y="1.543cm" presentation:class="title">
          <draw:text-box>
            <text:p>なぜ仮想マシンを使うのか</text:p>
          </draw:text-box>
        </draw:frame>
        <draw:frame presentation:style-name="pr5" draw:layer="layout" svg:width="23.911cm" svg:height="14.183cm" svg:x="2.058cm" svg:y="5.838cm" presentation:class="outline" presentation:user-transformed="true">
          <draw:text-box>
            <text:list text:style-name="L3">
              <text:list-item>
                <text:p>ハードウェアはお金がかかるけど，ソフトウェアならほとんどタダ</text:p>
                <text:list>
                  <text:list-item>
                    <text:p>実際のハードウェアに制限されず，自由に構成を組むことができる</text:p>
                  </text:list-item>
                  <text:list-item>
                    <text:p>実際のハードウェアが手に入らなくても，ハードウェアをターゲットにしたソフトウェアを動作させることができる</text:p>
                  </text:list-item>
                </text:list>
              </text:list-item>
              <text:list-item>
                <text:p>現実には存在しないハードウェア仕様を再現できる</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page4" draw:style-name="dp1" draw:master-page-name="original" presentation:presentation-page-layout-name="AL2T1">
        <office:forms form:automatic-focus="false" form:apply-design-mode="false"/>
        <draw:frame presentation:style-name="pr6" draw:layer="layout" svg:width="23.911cm" svg:height="3.256cm" svg:x="2.058cm" svg:y="1.668cm" presentation:class="title">
          <draw:text-box>
            <text:p>どんなところで使われているか</text:p>
          </draw:text-box>
        </draw:frame>
        <draw:frame presentation:style-name="pr4" draw:layer="layout" svg:width="23.911cm" svg:height="13.548cm" svg:x="2.058cm" svg:y="5.838cm" presentation:class="outline" presentation:user-transformed="true">
          <draw:text-box>
            <text:list text:style-name="L3">
              <text:list-item>
                <text:p>JavaVM</text:p>
              </text:list-item>
              <text:list-item>
                <text:p>YARV(Yet Another Ruby VM)</text:p>
                <text:list>
                  <text:list-item>
                    <text:list>
                      <text:list-item>
                        <text:p>Ruby 1.9以降で使用されている</text:p>
                      </text:list-item>
                    </text:list>
                  </text:list-item>
                </text:list>
              </text:list-item>
              <text:list-item>
                <text:p>ネットワークサービス</text:p>
                <text:list>
                  <text:list-item>
                    <text:list>
                      <text:list-item>
                        <text:p>ネットワークサービスを実マシンから仮想マシンに</text:p>
                      </text:list-item>
                      <text:list-item>
                        <text:p>NSWでも昨年あたりからやってるよ！</text:p>
                      </text:list-item>
                    </text:list>
                  </text:list-item>
                </text:list>
              </text:list-item>
              <text:list-item>
                <text:p>PCエミュレータ</text:p>
                <text:list>
                  <text:list-item>
                    <text:list>
                      <text:list-item>
                        <text:p>(VMWareとかQEMUとかBOCHSとか)</text:p>
                      </text:list-item>
                    </text:list>
                  </text:list-item>
                </text:list>
              </text:list-item>
              <text:list-item>
                <text:p>NESとか(?)</text:p>
              </text:list-item>
            </text:list>
          </draw:text-box>
        </draw:frame>
        <presentation:notes draw:style-name="dp2">
          <draw:page-thumbnail draw:style-name="gr1" draw:layer="layout" svg:width="13.705cm" svg:height="10.279cm" svg:x="3.647cm" svg:y="2.853cm" draw:page-number="4" presentation:class="page"/>
          <draw:frame presentation:style-name="pr7" draw:layer="layout" svg:width="14.517cm" svg:height="11.159cm" svg:x="3.249cm" svg:y="14.13cm" presentation:class="notes" presentation:placeholder="true">
            <draw:text-box/>
          </draw:frame>
        </presentation:notes>
      </draw:page>
      <draw:page draw:name="page5" draw:style-name="dp1" draw:master-page-name="original" presentation:presentation-page-layout-name="AL2T1">
        <office:forms form:automatic-focus="false" form:apply-design-mode="false"/>
        <draw:frame presentation:style-name="pr6" draw:layer="layout" svg:width="23.911cm" svg:height="3.256cm" svg:x="2.058cm" svg:y="1.668cm" presentation:class="title" presentation:user-transformed="true">
          <draw:text-box>
            <text:p>Androidにおける仮想マシン①</text:p>
          </draw:text-box>
        </draw:frame>
        <draw:frame presentation:style-name="pr4" draw:layer="layout" svg:width="23.911cm" svg:height="14.133cm" svg:x="2.058cm" svg:y="5.838cm" presentation:class="outline" presentation:user-transformed="true">
          <draw:text-box>
            <text:list text:style-name="L3">
              <text:list-item>
                <text:p>Android仮想デバイス(AVD: Android Virtual Device)</text:p>
                <text:list>
                  <text:list-item>
                    <text:p>QEMUをベースにしたエミュレータ</text:p>
                  </text:list-item>
                  <text:list-item>
                    <text:p>Linux on ARMをエミュレートしている</text:p>
                    <text:list>
                      <text:list-item>
                        <text:p>ソフトウェアがハードウェアと同じ速さで動けるわけではないので当然それなりに重い</text:p>
                      </text:list-item>
                      <text:list-item>
                        <text:p>x86アーキのPCエミュレータだと，実際のハードウェアを使ってエミュレート(＋シミュレート)するので，高速化できたりするらしいですが，Android端末の場合はターゲットのCPUが違うので無理</text:p>
                      </text:list-item>
                    </text:list>
                  </text:list-item>
                </text:list>
              </text:list-item>
            </text:list>
          </draw:text-box>
        </draw:frame>
        <presentation:notes draw:style-name="dp2">
          <draw:page-thumbnail draw:style-name="gr1" draw:layer="layout" svg:width="13.705cm" svg:height="10.279cm" svg:x="3.647cm" svg:y="2.853cm" draw:page-number="5" presentation:class="page"/>
          <draw:frame presentation:style-name="pr7" draw:layer="layout" svg:width="14.517cm" svg:height="11.159cm" svg:x="3.249cm" svg:y="14.13cm" presentation:class="notes" presentation:placeholder="true">
            <draw:text-box/>
          </draw:frame>
        </presentation:notes>
      </draw:page>
      <draw:page draw:name="page6" draw:style-name="dp1" draw:master-page-name="original" presentation:presentation-page-layout-name="AL2T1">
        <office:forms form:automatic-focus="false" form:apply-design-mode="false"/>
        <draw:frame presentation:style-name="pr6" draw:layer="layout" svg:width="23.911cm" svg:height="3.256cm" svg:x="2.058cm" svg:y="1.668cm" presentation:class="title">
          <draw:text-box>
            <text:p>Java VM とは何か</text:p>
          </draw:text-box>
        </draw:frame>
        <draw:frame presentation:style-name="pr4" draw:layer="layout" svg:width="23.911cm" svg:height="12.979cm" svg:x="2.058cm" svg:y="5.838cm" presentation:class="outline">
          <draw:text-box>
            <text:list text:style-name="L3">
              <text:list-item>
                <text:p>仮想のハードウェア</text:p>
                <text:list>
                  <text:list-item>
                    <text:p>JavaVMのハードウェアを操作するための機械語を，バイトコードという</text:p>
                  </text:list-item>
                  <text:list-item>
                    <text:p>Javaコンパイラでソースコードからバイトコードを生成する</text:p>
                  </text:list-item>
                </text:list>
              </text:list-item>
              <text:list-item>
                <text:p>機械語だけどオブジェクト指向に沿った言語仕様になっているそうです</text:p>
                <text:list>
                  <text:list-item>
                    <text:p>アセンブラはよくわかりません</text:p>
                  </text:list-item>
                </text:list>
              </text:list-item>
            </text:list>
          </draw:text-box>
        </draw:frame>
        <presentation:notes draw:style-name="dp2">
          <draw:page-thumbnail draw:style-name="gr1" draw:layer="layout" svg:width="13.705cm" svg:height="10.279cm" svg:x="3.647cm" svg:y="2.853cm" draw:page-number="6" presentation:class="page"/>
          <draw:frame presentation:style-name="pr7" draw:layer="layout" svg:width="14.517cm" svg:height="11.159cm" svg:x="3.249cm" svg:y="14.13cm" presentation:class="notes" presentation:placeholder="true">
            <draw:text-box/>
          </draw:frame>
        </presentation:notes>
      </draw:page>
      <draw:page draw:name="page7" draw:style-name="dp1" draw:master-page-name="original" presentation:presentation-page-layout-name="AL3T19">
        <office:forms form:automatic-focus="false" form:apply-design-mode="false"/>
        <draw:frame presentation:style-name="pr1" draw:layer="layout" svg:width="23.911cm" svg:height="3.507cm" svg:x="2.058cm" svg:y="1.543cm" presentation:class="title">
          <draw:text-box>
            <text:p>C言語の場合</text:p>
          </draw:text-box>
        </draw:frame>
        <draw:rect draw:style-name="gr2" draw:text-style-name="P1" draw:layer="layout" svg:width="5cm" svg:height="2cm" svg:x="11.5cm" svg:y="6cm">
          <text:p text:style-name="P1">ソースコード</text:p>
        </draw:rect>
        <draw:rect draw:style-name="gr2" draw:text-style-name="P1" draw:layer="layout" svg:width="5cm" svg:height="2cm" svg:x="11.5cm" svg:y="10cm">
          <text:p text:style-name="P1">オブジェクト</text:p>
        </draw:rect>
        <draw:rect draw:style-name="gr2" draw:text-style-name="P1" draw:layer="layout" svg:width="5cm" svg:height="2cm" svg:x="11.5cm" svg:y="14cm">
          <text:p text:style-name="P1">実行バイナリ</text:p>
        </draw:rect>
        <draw:line draw:style-name="gr3" draw:text-style-name="P1" draw:layer="layout" svg:x1="14cm" svg:y1="8cm" svg:x2="14cm" svg:y2="10cm">
          <text:p/>
        </draw:line>
        <draw:line draw:style-name="gr3" draw:text-style-name="P1" draw:layer="layout" svg:x1="13.968cm" svg:y1="12.078cm" svg:x2="13.968cm" svg:y2="14.078cm">
          <text:p/>
        </draw:line>
        <draw:frame draw:style-name="gr4" draw:layer="layout" svg:width="3.351cm" svg:height="0.886cm" svg:x="14.622cm" svg:y="8.698cm">
          <draw:text-box>
            <text:p>コンパイル</text:p>
          </draw:text-box>
        </draw:frame>
        <draw:frame draw:style-name="gr4" draw:layer="layout" svg:width="2.034cm" svg:height="0.886cm" svg:x="14.966cm" svg:y="12.5cm">
          <draw:text-box>
            <text:p>リンク</text:p>
          </draw:text-box>
        </draw:frame>
        <draw:rect draw:style-name="gr5" draw:text-style-name="P1" draw:layer="layout" svg:width="5.5cm" svg:height="2cm" svg:x="11.364cm" svg:y="17.588cm">
          <text:p text:style-name="P1">実行環境</text:p>
        </draw:rect>
        <draw:line draw:style-name="gr3" draw:text-style-name="P1" draw:layer="layout" svg:x1="14cm" svg:y1="16cm" svg:x2="14cm" svg:y2="17.5cm">
          <text:p/>
        </draw:line>
        <presentation:notes draw:style-name="dp2">
          <draw:page-thumbnail draw:style-name="gr1" draw:layer="layout" svg:width="13.705cm" svg:height="10.279cm" svg:x="3.647cm" svg:y="2.853cm" draw:page-number="7" presentation:class="page"/>
          <draw:frame presentation:style-name="pr7" draw:layer="layout" svg:width="14.517cm" svg:height="11.159cm" svg:x="3.249cm" svg:y="14.13cm" presentation:class="notes" presentation:placeholder="true">
            <draw:text-box/>
          </draw:frame>
        </presentation:notes>
      </draw:page>
      <draw:page draw:name="page8" draw:style-name="dp1" draw:master-page-name="original" presentation:presentation-page-layout-name="AL3T19">
        <office:forms form:automatic-focus="false" form:apply-design-mode="false"/>
        <draw:frame presentation:style-name="pr6" draw:layer="layout" svg:width="23.911cm" svg:height="3.256cm" svg:x="2.058cm" svg:y="1.668cm" presentation:class="title">
          <draw:text-box>
            <text:p>インタプリタ言語の場合</text:p>
          </draw:text-box>
        </draw:frame>
        <draw:rect draw:style-name="gr6" draw:text-style-name="P2" draw:layer="layout" svg:width="5cm" svg:height="1.5cm" svg:x="6cm" svg:y="6cm">
          <text:p text:style-name="P1"><text:span text:style-name="T1">ソースコード</text:span></text:p>
        </draw:rect>
        <draw:rect draw:style-name="gr2" draw:text-style-name="P3" draw:layer="layout" svg:width="5cm" svg:height="2cm" svg:x="11.5cm" svg:y="13.5cm">
          <text:p text:style-name="P1"><text:span text:style-name="T2">言語本体</text:span></text:p>
          <text:p text:style-name="P1"><text:span text:style-name="T2">実行バイナリ</text:span></text:p>
        </draw:rect>
        <draw:rect draw:style-name="gr5" draw:text-style-name="P2" draw:layer="layout" svg:width="5.5cm" svg:height="2cm" svg:x="11.364cm" svg:y="17.588cm">
          <text:p text:style-name="P1"><text:span text:style-name="T1">実行環境</text:span></text:p>
        </draw:rect>
        <draw:line draw:style-name="gr3" draw:text-style-name="P1" draw:layer="layout" svg:x1="14cm" svg:y1="15.5cm" svg:x2="14cm" svg:y2="17.5cm">
          <text:p/>
        </draw:line>
        <draw:rect draw:style-name="gr2" draw:text-style-name="P2" draw:layer="layout" svg:width="5cm" svg:height="2cm" svg:x="19cm" svg:y="5.722cm">
          <text:p text:style-name="P1"><text:span text:style-name="T1">ソースコード</text:span></text:p>
        </draw:rect>
        <draw:rect draw:style-name="gr2" draw:text-style-name="P2" draw:layer="layout" svg:width="5cm" svg:height="2cm" svg:x="19cm" svg:y="9.722cm">
          <text:p text:style-name="P1"><text:span text:style-name="T1">オブジェクト</text:span></text:p>
        </draw:rect>
        <draw:line draw:style-name="gr3" draw:text-style-name="P1" draw:layer="layout" svg:x1="21.5cm" svg:y1="7.722cm" svg:x2="21.5cm" svg:y2="9.722cm">
          <text:p/>
        </draw:line>
        <draw:line draw:style-name="gr3" draw:text-style-name="P1" draw:layer="layout" svg:x1="21.468cm" svg:y1="11.8cm" svg:x2="16.5cm" svg:y2="14.5cm">
          <text:p/>
        </draw:line>
        <draw:frame draw:style-name="gr4" draw:text-style-name="P4" draw:layer="layout" svg:width="3.351cm" svg:height="0.886cm" svg:x="22.122cm" svg:y="8.42cm">
          <draw:text-box>
            <text:p><text:span text:style-name="T1">コンパイル</text:span></text:p>
          </draw:text-box>
        </draw:frame>
        <draw:frame draw:style-name="gr4" draw:text-style-name="P4" draw:layer="layout" svg:width="2.034cm" svg:height="0.886cm" svg:x="20.5cm" svg:y="12.5cm">
          <draw:text-box>
            <text:p><text:span text:style-name="T1">リンク</text:span></text:p>
          </draw:text-box>
        </draw:frame>
        <draw:line draw:style-name="gr3" draw:text-style-name="P1" draw:layer="layout" svg:x1="8.5cm" svg:y1="7.5cm" svg:x2="14cm" svg:y2="13.5cm">
          <text:p/>
        </draw:line>
        <draw:frame draw:style-name="gr7" draw:text-style-name="P4" draw:layer="layout" svg:width="4.409cm" svg:height="0.963cm" svg:x="10.5cm" svg:y="8.5cm">
          <draw:text-box>
            <text:p><text:span text:style-name="T1">実行時に</text:span><text:span text:style-name="T1">Load</text:span></text:p>
          </draw:text-box>
        </draw:frame>
        <presentation:notes draw:style-name="dp2">
          <draw:page-thumbnail draw:style-name="gr1" draw:layer="layout" svg:width="13.705cm" svg:height="10.279cm" svg:x="3.647cm" svg:y="2.853cm" draw:page-number="8" presentation:class="page"/>
          <draw:frame presentation:style-name="pr7" draw:text-style-name="P5" draw:layer="layout" svg:width="14.517cm" svg:height="11.159cm" svg:x="3.249cm" svg:y="14.13cm" presentation:class="notes" presentation:placeholder="true">
            <draw:text-box/>
          </draw:frame>
        </presentation:notes>
      </draw:page>
      <draw:page draw:name="page9" draw:style-name="dp1" draw:master-page-name="original" presentation:presentation-page-layout-name="AL3T19">
        <office:forms form:automatic-focus="false" form:apply-design-mode="false"/>
        <draw:frame presentation:style-name="pr6" draw:layer="layout" svg:width="23.911cm" svg:height="3.256cm" svg:x="2.058cm" svg:y="1.668cm" presentation:class="title">
          <draw:text-box>
            <text:p>Javaの場合</text:p>
          </draw:text-box>
        </draw:frame>
        <draw:rect draw:style-name="gr6" draw:text-style-name="P1" draw:layer="layout" svg:width="5cm" svg:height="1.5cm" svg:x="6cm" svg:y="6cm">
          <text:p text:style-name="P1">ソースコード</text:p>
        </draw:rect>
        <draw:rect draw:style-name="gr6" draw:text-style-name="P1" draw:layer="layout" svg:width="5cm" svg:height="1.5cm" svg:x="6cm" svg:y="9.5cm">
          <text:p text:style-name="P1">バイトコード</text:p>
        </draw:rect>
        <draw:rect draw:style-name="gr2" draw:text-style-name="P1" draw:layer="layout" svg:width="5cm" svg:height="2cm" svg:x="11.5cm" svg:y="13.5cm">
          <text:p text:style-name="P1">Java VM</text:p>
          <text:p text:style-name="P1">実行バイナリ</text:p>
        </draw:rect>
        <draw:rect draw:style-name="gr5" draw:text-style-name="P1" draw:layer="layout" svg:width="5.5cm" svg:height="2cm" svg:x="11.364cm" svg:y="17.588cm">
          <text:p text:style-name="P1">実行環境</text:p>
        </draw:rect>
        <draw:line draw:style-name="gr3" draw:text-style-name="P1" draw:layer="layout" svg:x1="14cm" svg:y1="15.5cm" svg:x2="14cm" svg:y2="17.5cm">
          <text:p/>
        </draw:line>
        <draw:rect draw:style-name="gr2" draw:text-style-name="P1" draw:layer="layout" svg:width="5cm" svg:height="2cm" svg:x="19cm" svg:y="5.722cm">
          <text:p text:style-name="P1">ソースコード</text:p>
        </draw:rect>
        <draw:rect draw:style-name="gr2" draw:text-style-name="P1" draw:layer="layout" svg:width="5cm" svg:height="2cm" svg:x="19cm" svg:y="9.722cm">
          <text:p text:style-name="P1">オブジェクト</text:p>
        </draw:rect>
        <draw:line draw:style-name="gr3" draw:text-style-name="P1" draw:layer="layout" svg:x1="21.5cm" svg:y1="7.722cm" svg:x2="21.5cm" svg:y2="9.722cm">
          <text:p/>
        </draw:line>
        <draw:line draw:style-name="gr3" draw:text-style-name="P1" draw:layer="layout" svg:x1="21.468cm" svg:y1="11.8cm" svg:x2="16.5cm" svg:y2="14.5cm">
          <text:p/>
        </draw:line>
        <draw:frame draw:style-name="gr4" draw:layer="layout" svg:width="3.351cm" svg:height="0.886cm" svg:x="22.122cm" svg:y="8.42cm">
          <draw:text-box>
            <text:p>コンパイル</text:p>
          </draw:text-box>
        </draw:frame>
        <draw:frame draw:style-name="gr4" draw:layer="layout" svg:width="2.034cm" svg:height="0.886cm" svg:x="20.5cm" svg:y="12.5cm">
          <draw:text-box>
            <text:p>リンク</text:p>
          </draw:text-box>
        </draw:frame>
        <draw:line draw:style-name="gr3" draw:text-style-name="P1" draw:layer="layout" svg:x1="8.5cm" svg:y1="7.5cm" svg:x2="8.5cm" svg:y2="9.5cm">
          <text:p/>
        </draw:line>
        <draw:frame draw:style-name="gr8" draw:layer="layout" svg:width="4.511cm" svg:height="1cm" svg:x="9.5cm" svg:y="8cm">
          <draw:text-box>
            <text:p>javaコンパイル</text:p>
          </draw:text-box>
        </draw:frame>
        <draw:line draw:style-name="gr3" draw:text-style-name="P1" draw:layer="layout" svg:x1="8.5cm" svg:y1="11cm" svg:x2="14cm" svg:y2="13.5cm">
          <text:p/>
        </draw:line>
        <draw:frame draw:style-name="gr7" draw:layer="layout" svg:width="4.409cm" svg:height="0.963cm" svg:x="11cm" svg:y="11.037cm">
          <draw:text-box>
            <text:p>実行時にLoad</text:p>
          </draw:text-box>
        </draw:frame>
        <draw:custom-shape draw:style-name="gr9" draw:text-style-name="P1" draw:layer="layout" svg:width="7cm" svg:height="3.5cm" svg:x="2cm" svg:y="14cm">
          <text:p text:style-name="P1">見た目は</text:p>
          <text:p text:style-name="P1">インタプリタ言語と</text:p>
          <text:p text:style-name="P1">同じような構成だけど，</text:p>
          <text:p text:style-name="P1">コンパイルが必要</text:p>
          <draw:enhanced-geometry svg:viewBox="0 0 21600 21600" draw:text-areas="800 800 20800 20800" draw:type="round-rectangular-callout" draw:modifiers="17542.8653049564 -14344.47300771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705cm" svg:height="10.279cm" svg:x="3.647cm" svg:y="2.853cm" draw:page-number="9" presentation:class="page"/>
          <draw:frame presentation:style-name="pr7" draw:layer="layout" svg:width="14.517cm" svg:height="11.159cm" svg:x="3.249cm" svg:y="14.13cm" presentation:class="notes" presentation:placeholder="true">
            <draw:text-box/>
          </draw:frame>
        </presentation:notes>
      </draw:page>
      <draw:page draw:name="page10" draw:style-name="dp1" draw:master-page-name="original" presentation:presentation-page-layout-name="AL3T19">
        <office:forms form:automatic-focus="false" form:apply-design-mode="false"/>
        <draw:frame presentation:style-name="pr6" draw:layer="layout" svg:width="23.911cm" svg:height="3.256cm" svg:x="2.058cm" svg:y="1.668cm" presentation:class="title">
          <draw:text-box>
            <text:p>Javaの場合(JITコンパイル)</text:p>
          </draw:text-box>
        </draw:frame>
        <draw:rect draw:style-name="gr6" draw:text-style-name="P2" draw:layer="layout" svg:width="5cm" svg:height="1.5cm" svg:x="6cm" svg:y="5.6cm">
          <text:p text:style-name="P1"><text:span text:style-name="T1">ソースコード</text:span></text:p>
        </draw:rect>
        <draw:rect draw:style-name="gr6" draw:text-style-name="P2" draw:layer="layout" svg:width="5cm" svg:height="1.5cm" svg:x="6cm" svg:y="8.5cm">
          <text:p text:style-name="P1"><text:span text:style-name="T1">バイトコード</text:span></text:p>
        </draw:rect>
        <draw:rect draw:style-name="gr2" draw:text-style-name="P3" draw:layer="layout" svg:width="5cm" svg:height="2cm" svg:x="11.5cm" svg:y="11.5cm">
          <text:p text:style-name="P1"><text:span text:style-name="T2">Java VM</text:span></text:p>
          <text:p text:style-name="P1"><text:span text:style-name="T2">実行バイナリ</text:span></text:p>
        </draw:rect>
        <draw:rect draw:style-name="gr5" draw:text-style-name="P2" draw:layer="layout" svg:width="5.5cm" svg:height="2cm" svg:x="11.364cm" svg:y="17.588cm">
          <text:p text:style-name="P1"><text:span text:style-name="T1">実行環境</text:span></text:p>
        </draw:rect>
        <draw:line draw:style-name="gr3" draw:text-style-name="P1" draw:layer="layout" svg:x1="14cm" svg:y1="13.5cm" svg:x2="14cm" svg:y2="17.5cm">
          <text:p/>
        </draw:line>
        <draw:rect draw:style-name="gr2" draw:text-style-name="P2" draw:layer="layout" svg:width="5cm" svg:height="1.278cm" svg:x="19cm" svg:y="5.722cm">
          <text:p text:style-name="P1"><text:span text:style-name="T1">ソースコード</text:span></text:p>
        </draw:rect>
        <draw:rect draw:style-name="gr2" draw:text-style-name="P2" draw:layer="layout" svg:width="5cm" svg:height="1.5cm" svg:x="19cm" svg:y="8.5cm">
          <text:p text:style-name="P1"><text:span text:style-name="T1">オブジェクト</text:span></text:p>
        </draw:rect>
        <draw:line draw:style-name="gr3" draw:text-style-name="P1" draw:layer="layout" svg:x1="21.5cm" svg:y1="7.022cm" svg:x2="21.5cm" svg:y2="8.5cm">
          <text:p/>
        </draw:line>
        <draw:line draw:style-name="gr3" draw:text-style-name="P1" draw:layer="layout" svg:x1="21.468cm" svg:y1="10cm" svg:x2="16.5cm" svg:y2="12cm">
          <text:p/>
        </draw:line>
        <draw:frame draw:style-name="gr4" draw:text-style-name="P4" draw:layer="layout" svg:width="3.351cm" svg:height="0.886cm" svg:x="21.87cm" svg:y="7.454cm">
          <draw:text-box>
            <text:p><text:span text:style-name="T1">コンパイル</text:span></text:p>
          </draw:text-box>
        </draw:frame>
        <draw:frame draw:style-name="gr4" draw:text-style-name="P4" draw:layer="layout" svg:width="2.034cm" svg:height="0.886cm" svg:x="20.794cm" svg:y="10.576cm">
          <draw:text-box>
            <text:p><text:span text:style-name="T1">リンク</text:span></text:p>
          </draw:text-box>
        </draw:frame>
        <draw:line draw:style-name="gr3" draw:text-style-name="P1" draw:layer="layout" svg:x1="8.5cm" svg:y1="7.1cm" svg:x2="8.5cm" svg:y2="8.5cm">
          <text:p/>
        </draw:line>
        <draw:frame draw:style-name="gr8" draw:text-style-name="P4" draw:layer="layout" svg:width="4.511cm" svg:height="1cm" svg:x="9.1cm" svg:y="7.3cm">
          <draw:text-box>
            <text:p><text:span text:style-name="T1">java</text:span><text:span text:style-name="T1">コンパイル</text:span></text:p>
          </draw:text-box>
        </draw:frame>
        <draw:line draw:style-name="gr3" draw:text-style-name="P1" draw:layer="layout" svg:x1="8.5cm" svg:y1="10cm" svg:x2="12.5cm" svg:y2="11.5cm">
          <text:p/>
        </draw:line>
        <draw:frame draw:style-name="gr10" draw:text-style-name="P4" draw:layer="layout" svg:width="4.409cm" svg:height="0.963cm" svg:x="4.843cm" svg:y="10.538cm">
          <draw:text-box>
            <text:p><text:span text:style-name="T1">実行時に</text:span><text:span text:style-name="T1">Load</text:span></text:p>
          </draw:text-box>
        </draw:frame>
        <draw:rect draw:style-name="gr2" draw:text-style-name="P2" draw:layer="layout" svg:width="8cm" svg:height="2cm" svg:x="4.1cm" svg:y="14.1cm">
          <text:p text:style-name="P1"><text:span text:style-name="T1">バイトコードから変換した</text:span></text:p>
          <text:p text:style-name="P1"><text:span text:style-name="T1">実行バイナリ</text:span></text:p>
        </draw:rect>
        <draw:line draw:style-name="gr3" draw:text-style-name="P1" draw:layer="layout" svg:x1="11.5cm" svg:y1="13cm" svg:x2="10cm" svg:y2="14cm">
          <text:p/>
        </draw:line>
        <draw:line draw:style-name="gr3" draw:text-style-name="P1" draw:layer="layout" svg:x1="10.5cm" svg:y1="16cm" svg:x2="12.5cm" svg:y2="17.5cm">
          <text:p/>
        </draw:line>
        <draw:frame draw:style-name="gr11" draw:text-style-name="P4" draw:layer="layout" svg:width="6.915cm" svg:height="1.1cm" svg:x="4cm" svg:y="12.5cm">
          <draw:text-box>
            <text:p><text:span text:style-name="T1">Just in Time </text:span><text:span text:style-name="T1">コンパイル</text:span></text:p>
          </draw:text-box>
        </draw:frame>
        <presentation:notes draw:style-name="dp2">
          <draw:page-thumbnail draw:style-name="gr1" draw:layer="layout" svg:width="13.705cm" svg:height="10.279cm" svg:x="3.647cm" svg:y="2.853cm" draw:page-number="10" presentation:class="page"/>
          <draw:frame presentation:style-name="pr7" draw:text-style-name="P5" draw:layer="layout" svg:width="14.517cm" svg:height="11.159cm" svg:x="3.249cm" svg:y="14.13cm" presentation:class="notes" presentation:placeholder="true">
            <draw:text-box/>
          </draw:frame>
        </presentation:notes>
      </draw:page>
      <draw:page draw:name="page11" draw:style-name="dp1" draw:master-page-name="original" presentation:presentation-page-layout-name="AL2T1">
        <office:forms form:automatic-focus="false" form:apply-design-mode="false"/>
        <draw:frame presentation:style-name="pr6" draw:layer="layout" svg:width="23.911cm" svg:height="3.256cm" svg:x="2.058cm" svg:y="1.668cm" presentation:class="title" presentation:user-transformed="true">
          <draw:text-box>
            <text:p>Androidにおける仮想マシン②</text:p>
          </draw:text-box>
        </draw:frame>
        <draw:frame presentation:style-name="pr4" draw:layer="layout" svg:width="23.911cm" svg:height="12.979cm" svg:x="2.058cm" svg:y="5.838cm" presentation:class="outline" presentation:user-transformed="true">
          <draw:text-box>
            <text:list text:style-name="L3">
              <text:list-item>
                <text:p>AndroidではDalvikVMという仮想マシンが中にいます</text:p>
              </text:list-item>
              <text:list-item>
                <text:p>DalvikVMではバイトコードがJavaと異なり，Javaの互換性テストも通らないため，Javaと名乗れないそうです</text:p>
                <text:list>
                  <text:list-item>
                    <text:list>
                      <text:list-item>
                        <text:p>http://ja.wikipedia.org/wiki/Dalvik%E4%BB%AE%E6%83%B3%E3%83%9E%E3%82%B7%E3%83%B3</text:p>
                      </text:list-item>
                    </text:list>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7" draw:layer="layout" svg:width="14.517cm" svg:height="11.159cm" svg:x="3.249cm" svg:y="14.13cm" presentation:class="notes" presentation:placeholder="true">
            <draw:text-box/>
          </draw:frame>
        </presentation:notes>
      </draw:page>
      <draw:page draw:name="page12" draw:style-name="dp1" draw:master-page-name="original" presentation:presentation-page-layout-name="AL2T1">
        <office:forms form:automatic-focus="false" form:apply-design-mode="false"/>
        <draw:frame presentation:style-name="pr6" draw:layer="layout" svg:width="23.911cm" svg:height="3.256cm" svg:x="2.058cm" svg:y="1.668cm" presentation:class="title">
          <draw:text-box>
            <text:p>まとめ</text:p>
          </draw:text-box>
        </draw:frame>
        <draw:frame presentation:style-name="pr4" draw:layer="layout" svg:width="23.911cm" svg:height="12.979cm" svg:x="2.058cm" svg:y="5.838cm" presentation:class="outline">
          <draw:text-box>
            <text:list text:style-name="L3">
              <text:list-item>
                <text:p>Androidの仮想マシンは下記のような感じ</text:p>
                <text:list>
                  <text:list-item>
                    <text:p>Windows</text:p>
                    <text:list>
                      <text:list-item>
                        <text:p>Linux on ARM</text:p>
                        <text:list>
                          <text:list-item>
                            <text:p>Dalvik VM</text:p>
                            <text:list>
                              <text:list-item>
                                <text:p>Android Applications</text:p>
                              </text:list-item>
                            </text:list>
                          </text:list-item>
                        </text:list>
                      </text:list-item>
                    </text:list>
                  </text:list-item>
                </text:list>
              </text:list-item>
              <text:list-item>
                <text:p>AndroidはJavaじゃない！</text:p>
              </text:list-item>
            </text:list>
          </draw:text-box>
        </draw:frame>
        <presentation:notes draw:style-name="dp2">
          <draw:page-thumbnail draw:style-name="gr1" draw:layer="layout" svg:width="13.705cm" svg:height="10.279cm" svg:x="3.647cm" svg:y="2.853cm" draw:page-number="12" presentation:class="page"/>
          <draw:frame presentation:style-name="pr7"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Marble" xlink:href="Pictures/100000000000005E0000005E60E90F8C.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iginal-background" style:family="presentation">
      <style:graphic-properties draw:stroke="none" draw:fill="bitmap" draw:fill-color="#babed6" draw:fill-image-name="Marble" draw:fill-image-width="1cm" draw:fill-image-height="1cm"/>
    </style:style>
    <style:style style:name="original-backgroundobjects" style:family="presentation">
      <style:graphic-properties draw:fill-image-width="0cm" draw:fill-image-height="0cm" draw:shadow="hidden" draw:shadow-offset-x="0.3cm" draw:shadow-offset-y="0.3cm" draw:shadow-color="#808080"/>
      <style:text-properties fo:font-family="'Comic Sans MS'" style:font-style-name="標準" style:font-family-generic="script" style:font-pitch="variable" style:font-family-asian="メイリオ" style:font-style-name-asian="レギュラー" style:font-family-generic-asian="modern" style:font-pitch-asian="variable"/>
    </style:style>
    <style:style style:name="origina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original-outline1" style:family="presentation">
      <style:graphic-properties draw:stroke="none" draw:fill="none">
        <text:list-style style:name="origina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cm" fo:text-align="start" fo:text-indent="0cm" style:text-autospace="ideograph-alpha" style:punctuation-wrap="hanging"/>
      <style:text-properties fo:color="#000000"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outline2" style:family="presentation" style:parent-style-name="original-outline1">
      <style:paragraph-properties fo:margin-left="0cm" fo:margin-right="0cm" fo:text-indent="-0.8cm"/>
      <style:text-properties fo:font-family="'Arial Black'" style:font-style-name="標準" style:font-family-generic="swiss" style:font-pitch="variable" fo:font-size="28pt" fo:font-weight="900" style:font-family-asian="メイリオ" style:font-style-name-asian="レギュラー" style:font-family-generic-asian="modern" style:font-pitch-asian="variable" style:font-size-asian="28pt"/>
    </style:style>
    <style:style style:name="original-outline3" style:family="presentation" style:parent-style-name="original-outline2">
      <style:paragraph-properties fo:margin-left="0cm" fo:margin-right="0cm" fo:text-indent="-0.6cm"/>
      <style:text-properties fo:font-size="24pt" style:font-size-asian="24pt"/>
    </style:style>
    <style:style style:name="original-outline4" style:family="presentation" style:parent-style-name="original-outline3">
      <style:paragraph-properties fo:margin-left="0cm" fo:margin-right="0cm" fo:text-indent="-0.6cm"/>
      <style:text-properties fo:font-size="20pt" style:font-size-asian="20pt"/>
    </style:style>
    <style:style style:name="original-outline5" style:family="presentation" style:parent-style-name="original-outline4">
      <style:paragraph-properties fo:margin-left="0cm" fo:margin-right="0cm" fo:text-indent="-0.6cm"/>
      <style:text-properties fo:font-size="18pt" style:font-size-asian="18pt"/>
    </style:style>
    <style:style style:name="original-outline6" style:family="presentation" style:parent-style-name="original-outline5">
      <style:paragraph-properties fo:margin-left="0cm" fo:margin-right="0cm" fo:text-indent="-0.6cm"/>
      <style:text-properties fo:font-size="16pt" style:font-size-asian="16pt"/>
    </style:style>
    <style:style style:name="original-outline7" style:family="presentation" style:parent-style-name="original-outline6">
      <style:paragraph-properties fo:margin-left="0cm" fo:margin-right="0cm" fo:text-indent="-0.6cm"/>
      <style:text-properties fo:font-size="14pt" style:font-size-asian="14pt"/>
    </style:style>
    <style:style style:name="original-outline8" style:family="presentation" style:parent-style-name="original-outline7">
      <style:paragraph-properties fo:margin-left="0cm" fo:margin-right="0cm" fo:text-indent="-0.6cm"/>
      <style:text-properties fo:font-size="12pt" style:font-size-asian="12pt"/>
    </style:style>
    <style:style style:name="original-outline9" style:family="presentation" style:parent-style-name="original-outline8">
      <style:paragraph-properties fo:margin-left="0cm" fo:margin-right="0cm" fo:text-indent="-0.6cm"/>
      <style:text-properties fo:font-size="10.5pt" style:font-size-asian="10.5pt"/>
    </style:style>
    <style:style style:name="original-subtitle" style:family="presentation">
      <style:graphic-properties draw:stroke="none" draw:fill="none" draw:textarea-vertical-align="middle">
        <text:list-style style:name="origina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title" style:family="presentation">
      <style:graphic-properties draw:stroke="none" draw:fill="none" draw:textarea-vertical-align="middle">
        <text:list-style style:name="origina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rial Black'" style:font-style-name="標準" style:font-family-generic="swiss" style:font-pitch="variable" fo:font-size="44pt" fo:font-style="normal" fo:text-shadow="none" style:text-underline-style="none" fo:font-weight="900" style:font-family-asian="メイリオ" style:font-style-name-asian="ボールド" style:font-family-generic-asian="modern" style:font-pitch-asian="variable" style:font-size-asian="44pt" style:language-asian="ja" style:country-asian="JP" style:font-style-asian="normal" style:font-weight-asian="bold"/>
    </style:style>
    <style:style style:name="標準_20_1-background" style:display-name="標準 1-background" style:family="presentation">
      <style:graphic-properties draw:stroke="none" draw:fill="none"/>
      <style:text-properties style:letter-kerning="true"/>
    </style:style>
    <style:style style:name="標準_20_1-backgroundobjects" style:display-name="標準 1-backgroundobjects" style:family="presentation">
      <style:graphic-properties draw:shadow="hidden" draw:shadow-offset-x="0.3cm" draw:shadow-offset-y="0.3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text:list-style style:name="標準_20_1-outline1" style:display-name="標準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cm" fo:margin-bottom="0.4cm"/>
      <style:text-properties fo:font-size="28pt" style:font-size-asian="28pt" style:font-size-complex="28pt"/>
    </style:style>
    <style:style style:name="標準_20_1-outline3" style:display-name="標準 1-outline3" style:family="presentation" style:parent-style-name="標準_20_1-outline2">
      <style:paragraph-properties fo:margin-top="0cm" fo:margin-bottom="0.3cm"/>
      <style:text-properties fo:font-size="24pt" style:font-size-asian="24pt" style:font-size-complex="24pt"/>
    </style:style>
    <style:style style:name="標準_20_1-outline4" style:display-name="標準 1-outline4" style:family="presentation" style:parent-style-name="標準_20_1-outline3">
      <style:paragraph-properties fo:margin-top="0cm" fo:margin-bottom="0.2cm"/>
      <style:text-properties fo:font-size="20pt" style:font-size-asian="20pt" style:font-size-complex="20pt"/>
    </style:style>
    <style:style style:name="標準_20_1-outline5" style:display-name="標準 1-outline5" style:family="presentation" style:parent-style-name="標準_20_1-outline4">
      <style:paragraph-properties fo:margin-top="0cm" fo:margin-bottom="0.1cm"/>
      <style:text-properties fo:font-size="20pt" style:font-size-asian="20pt" style:font-size-complex="20pt"/>
    </style:style>
    <style:style style:name="標準_20_1-outline6" style:display-name="標準 1-outline6" style:family="presentation" style:parent-style-name="標準_20_1-outline5">
      <style:paragraph-properties fo:margin-top="0cm" fo:margin-bottom="0.1cm"/>
      <style:text-properties fo:font-size="20pt" style:font-size-asian="20pt" style:font-size-complex="20pt"/>
    </style:style>
    <style:style style:name="標準_20_1-outline7" style:display-name="標準 1-outline7" style:family="presentation" style:parent-style-name="標準_20_1-outline6">
      <style:paragraph-properties fo:margin-top="0cm" fo:margin-bottom="0.1cm"/>
      <style:text-properties fo:font-size="20pt" style:font-size-asian="20pt" style:font-size-complex="20pt"/>
    </style:style>
    <style:style style:name="標準_20_1-outline8" style:display-name="標準 1-outline8" style:family="presentation" style:parent-style-name="標準_20_1-outline7">
      <style:paragraph-properties fo:margin-top="0cm" fo:margin-bottom="0.1cm"/>
      <style:text-properties fo:font-size="20pt" style:font-size-asian="20pt" style:font-size-complex="20pt"/>
    </style:style>
    <style:style style:name="標準_20_1-outline9" style:display-name="標準 1-outline9" style:family="presentation" style:parent-style-name="標準_20_1-outline8">
      <style:paragraph-properties fo:margin-top="0cm" fo:margin-bottom="0.1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color="#babed6" draw:fill-image-name="Marble"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original-backgroundobjects" style:list-style-name="ML1">
      <style:graphic-properties draw:stroke="solid" svg:stroke-color="#c0c0c0" draw:fill-color="#dddddd" draw:opacity-name="" draw:fill-image-width="1cm" draw:fill-image-height="1cm" draw:textarea-horizontal-align="center" draw:textarea-vertical-align="middle"/>
    </style:style>
    <style:style style:name="Mpr5" style:family="presentation" style:parent-style-name="標準_20_1-backgroundobjects">
      <style:graphic-properties draw:stroke="none" draw:fill="none" draw:fill-color="#ffffff" draw:auto-grow-height="false" fo:min-height="1.449cm"/>
    </style:style>
    <style:style style:name="Mpr6" style:family="presentation" style:parent-style-name="標準_20_1-backgroundobjects">
      <style:graphic-properties draw:stroke="none" draw:fill="none" draw:fill-color="#ffffff" draw:auto-grow-height="false" fo:min-height="1.485cm"/>
    </style:style>
    <style:style style:name="Mpr7" style:family="presentation" style:parent-style-name="標準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original" style:page-layout-name="PM1" draw:style-name="Mdp2">
      <draw:rect presentation:style-name="Mpr4" draw:text-style-name="MP4" draw:layer="backgroundobjects" svg:width="25.876cm" svg:height="14.741cm" svg:x="1.124cm" svg:y="5.259cm">
        <text:p/>
      </draw:rect>
      <draw:frame presentation:style-name="original-title" draw:layer="backgroundobjects" svg:width="23.911cm" svg:height="3.506cm" svg:x="2.058cm" svg:y="1.543cm" presentation:class="title" presentation:placeholder="true">
        <draw:text-box draw:corner-radius="0.001cm"/>
      </draw:frame>
      <draw:frame presentation:style-name="original-outline1" draw:layer="backgroundobjects" svg:width="23.911cm" svg:height="13.229cm" svg:x="2.058cm" svg:y="5.838cm" presentation:class="outline" presentation:placeholder="true">
        <draw:text-box draw:corner-radius="0.01cm"/>
      </draw:frame>
      <presentation:notes style:page-layout-name="PM0">
        <draw:page-thumbnail presentation:style-name="original-title" draw:layer="backgroundobjects" svg:width="13.705cm" svg:height="10.279cm" svg:x="3.647cm" svg:y="2.853cm" presentation:class="page"/>
        <draw:frame presentation:style-name="original-notes" draw:layer="backgroundobjects" svg:width="14.517cm" svg:height="11.409cm" svg:x="3.249cm" svg:y="14.13cm" presentation:class="notes" presentation:placeholder="true">
          <draw:text-box/>
        </draw:frame>
      </presentation:notes>
    </style:master-page>
    <style:master-page style:name="標準_20_1" style:display-name="標準 1" style:page-layout-name="PM1" draw:style-name="Mdp1">
      <draw:frame presentation:style-name="標準_20_1-title" draw:layer="backgroundobjects" svg:width="25.199cm" svg:height="3.506cm" svg:x="1.4cm" svg:y="0.837cm" presentation:class="title" presentation:placeholder="true">
        <draw:text-box/>
      </draw:frame>
      <draw:frame presentation:style-name="標準_20_1-outline1" draw:layer="backgroundobjects" svg:width="25.199cm" svg:height="13.859cm" svg:x="1.4cm" svg:y="4.914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_20_1-title" draw:layer="backgroundobjects" svg:width="14.848cm" svg:height="11.136cm" svg:x="3.075cm" svg:y="2.257cm" presentation:class="page"/>
        <draw:frame presentation:style-name="標準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yo</meta:initial-creator>
    <meta:creation-date>2010-11-13T10:09:24.73</meta:creation-date>
    <meta:generator>OpenOffice.org/3.1$Win32 OpenOffice.org_project/310m19$Build-9420</meta:generator>
    <dc:date>2010-11-13T14:38:51.64</dc:date>
    <dc:creator>ryo</dc:creator>
    <meta:editing-duration>PT04H21M28S</meta:editing-duration>
    <meta:editing-cycles>4</meta:editing-cycles>
    <meta:document-statistic meta:object-count="137"/>
  </office:meta>
</office:document-meta>
</file>